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Google Sans" svg:font-family="'Google Sans',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officeooo:paragraph-rsid="001cbc87" style:font-size-asian="12pt" style:font-size-complex="12pt"/>
    </style:style>
    <style:style style:name="P3" style:family="paragraph" style:parent-style-name="Standard">
      <style:paragraph-properties>
        <style:tab-stops/>
      </style:paragraph-properties>
      <style:text-properties style:font-name="Times New Roman" fo:font-size="12pt" officeooo:paragraph-rsid="001f0deb" style:font-size-asian="12pt" style:font-size-complex="12pt"/>
    </style:style>
    <style:style style:name="P4" style:family="paragraph" style:parent-style-name="Standard">
      <style:text-properties style:font-name="Times New Roman" fo:font-size="12pt" officeooo:paragraph-rsid="0020bcc8" style:font-size-asian="12pt" style:font-size-complex="12pt"/>
    </style:style>
    <style:style style:name="P5" style:family="paragraph" style:parent-style-name="Standard">
      <style:text-properties style:font-name="Times New Roman" fo:font-size="12pt" officeooo:paragraph-rsid="00226c76" style:font-size-asian="12pt" style:font-size-complex="12pt"/>
    </style:style>
    <style:style style:name="P6" style:family="paragraph" style:parent-style-name="Standard">
      <style:text-properties style:font-name="Times New Roman" fo:font-size="12pt" officeooo:paragraph-rsid="002419cb" style:font-size-asian="12pt" style:font-size-complex="12pt"/>
    </style:style>
    <style:style style:name="P7" style:family="paragraph" style:parent-style-name="Preformatted_20_Text">
      <style:text-properties fo:font-variant="normal" fo:text-transform="none" fo:color="#202124" style:font-name="Times New Roman" fo:font-size="12pt" fo:letter-spacing="normal" fo:language="el" fo:country="GR" fo:font-style="normal" fo:font-weight="normal" style:font-size-asian="12pt" style:font-size-complex="12pt"/>
    </style:style>
    <style:style style:name="P8" style:family="paragraph" style:parent-style-name="Preformatted_20_Text">
      <style:text-properties fo:font-variant="normal" fo:text-transform="none" fo:color="#202124" style:font-name="Times New Roman" fo:font-size="12pt" fo:letter-spacing="normal" fo:language="el" fo:country="GR" fo:font-style="normal" fo:font-weight="normal" officeooo:paragraph-rsid="0020bcc8" style:font-size-asian="12pt" style:font-size-complex="12pt"/>
    </style:style>
    <style:style style:name="P9" style:family="paragraph" style:parent-style-name="Standard">
      <style:text-properties fo:color="#000000" style:font-name="Times New Roman" fo:font-size="12pt" fo:font-weight="normal" officeooo:rsid="001cbc87" officeooo:paragraph-rsid="001cbc87" style:font-size-asian="12pt" style:font-weight-asian="normal" style:font-size-complex="12pt" style:font-weight-complex="normal"/>
    </style:style>
    <style:style style:name="P10" style:family="paragraph" style:parent-style-name="Standard">
      <style:text-properties style:font-name="Times New Roman" fo:font-size="12pt" officeooo:paragraph-rsid="00250997" style:font-size-asian="12pt" style:font-size-complex="12pt"/>
    </style:style>
    <style:style style:name="P11" style:family="paragraph" style:parent-style-name="Standard">
      <style:text-properties style:font-name="Times New Roman" fo:font-size="12pt" officeooo:paragraph-rsid="002668f7" style:font-size-asian="12pt" style:font-size-complex="12pt"/>
    </style:style>
    <style:style style:name="P12" style:family="paragraph" style:parent-style-name="Standard">
      <style:paragraph-properties>
        <style:tab-stops/>
      </style:paragraph-properties>
      <style:text-properties style:font-name="Times New Roman" fo:font-size="12pt" officeooo:paragraph-rsid="002668f7" style:font-size-asian="12pt" style:font-size-complex="12pt"/>
    </style:style>
    <style:style style:name="P13" style:family="paragraph" style:parent-style-name="Standard">
      <style:text-properties style:font-name="Times New Roman" fo:font-size="12pt" officeooo:paragraph-rsid="00273faf" style:font-size-asian="12pt" style:font-size-complex="12pt"/>
    </style:style>
    <style:style style:name="T1" style:family="text">
      <style:text-properties fo:font-variant="normal" fo:text-transform="none" fo:color="#202124" fo:letter-spacing="normal" fo:language="el" fo:country="GR" fo:font-style="normal" fo:font-weight="normal"/>
    </style:style>
    <style:style style:name="T2" style:family="text">
      <style:text-properties fo:color="#000000" fo:font-weight="normal" style:font-weight-asian="normal" style:font-weight-complex="normal"/>
    </style:style>
    <style:style style:name="T3" style:family="text">
      <style:text-properties fo:color="#000000" fo:font-weight="normal" officeooo:rsid="001cbc87" style:font-weight-asian="normal" style:font-weight-complex="normal"/>
    </style:style>
    <style:style style:name="T4" style:family="text">
      <style:text-properties fo:color="#000000" fo:font-weight="normal" officeooo:rsid="00250997" style:font-weight-asian="normal" style:font-weight-complex="normal"/>
    </style:style>
    <style:style style:name="T5" style:family="text">
      <style:text-properties officeooo:rsid="001cbc87"/>
    </style:style>
    <style:style style:name="T6" style:family="text">
      <style:text-properties officeooo:rsid="001e4516"/>
    </style:style>
    <style:style style:name="T7" style:family="text">
      <style:text-properties officeooo:rsid="001f0deb"/>
    </style:style>
    <style:style style:name="T8" style:family="text">
      <style:text-properties officeooo:rsid="0020bcc8"/>
    </style:style>
    <style:style style:name="T9" style:family="text">
      <style:text-properties officeooo:rsid="00226c76"/>
    </style:style>
    <style:style style:name="T10" style:family="text">
      <style:text-properties officeooo:rsid="00250997"/>
    </style:style>
    <style:style style:name="T11" style:family="text">
      <style:text-properties fo:font-weight="bold" style:font-weight-asian="bold" style:font-weight-complex="bold"/>
    </style:style>
    <style:style style:name="T12" style:family="text">
      <style:text-properties fo:font-weight="normal" officeooo:rsid="00250997" style:font-weight-asian="normal" style:font-weight-complex="normal"/>
    </style:style>
    <style:style style:name="T13" style:family="text">
      <style:text-properties fo:language="el" fo:country="GR"/>
    </style:style>
    <style:style style:name="T14" style:family="text">
      <style:text-properties fo:language="el" fo:country="GR" officeooo:rsid="002668f7"/>
    </style:style>
    <style:style style:name="T15" style:family="text">
      <style:text-properties fo:language="en" fo:country="US" officeooo:rsid="002668f7"/>
    </style:style>
    <style:style style:name="T16" style:family="text">
      <style:text-properties officeooo:rsid="00273f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Καλώς ορίσατε στον διαγωνισμό τραγουδιού στον οποίο η ψήφος σας μετράει!<text:line-break/><text:line-break/>1. Κάντε κλικ επάνω σε έναν από τους διαγωνιζόμενους από την παρακάτω λίστα. Μπορείτε να αναζητήσετε τους διαγωνιζόμενους με τυχαία σειρά, ή αλφαβητικά κι επίσης, μπορείτε να κάνετε αναζήτηση βάση βαθμολόγησης χειροκροτήματος του κοινού ή βάση των ψήφων της επιτροπής. <text:line-break/><text:line-break/>2. Εφόσον βρεθείτε στην σελίδα ενός από τους διαγωνιζόμενους, πατήστε στο κουμπί του βίντεο και δείτε την συμμετοχή του. <text:s/>Αφού δείτε το βίντεο, πηγαίνετε προς τα κάτω στην ίδια σελίδα </text:span><text:span text:style-name="T3">(scroll down) και πατήστε το κουμπί για το χειρόκρότημα και γράψτε τα σχόλιά σας. </text:span><text:span text:style-name="T2"><text:line-break/><text:line-break/>3. Το χειροκρότημα! Μπορείτε να πατήσετε το κουμπί του χειροκροτήματος όσες φορές θέλετε, για να υποστηρίξετε τον τραγουδιστή που θέλετε να υποστηρίξετε. <text:s/>Οι </text:span><text:span text:style-name="T3">30 υψηλότερες βαθμολογήσεις (σε χειροκροτήματα) του κοινού, θα δώσουν μία θετική ψήφο στους ψήφους της επιτροπής.</text:span><text:span text:style-name="T2"><text:line-break/><text:line-break/>4. Σχόλια: <text:s/>Θα πρέπει να δημιουργήσετε έναν λογαριασμό και να κάνετε </text:span><text:span text:style-name="T3">login σε αυτόν προκειμένου να σχολιάσετε. <text:s/>Μπορείτε να σχολιάσετε επάνω στην ερμηνεία ενός τραγουδιστή, αλλά και επάνω στην απόφαση μέλων της επιτροπής. <text:s/>Παρακαλούμε να είσαστε ευγενικοί και επικοδομητικοί στην κριτική σας! Απρεπή σχόλια θα κρίνονται αυτόματα ως “spam” και θα αφαιρούνται από την ιστοσελίδα. </text:span></text:p>
      <text:p text:style-name="P9"/>
      <text:p text:style-name="P10"><text:span text:style-name="T3">ΑΙΤΗΣΗ</text:span><text:span text:style-name="T4">&lt;br&gt;&lt;br&gt;</text:span><text:line-break/></text:p>
      <text:p text:style-name="P10">Στο τέλος της σελίδας με τον τίτλο “ΑΙΤΗΣΗ” βρίσκεται ένα έγγραφο <text:span text:style-name="T5">(αίτηση) που θα πρέπει να συμπληρώσετε.</text:span><text:span text:style-name="T4">&lt;br&gt;</text:span></text:p>
      <text:p text:style-name="P11">Κόστος συμμετοχής: € 50.<text:span text:style-name="T4">&lt;br&gt;</text:span><text:line-break/>Πριν συμπληρώσετε την αίτηση, θα πρέπει να έχετε πληρώσει το κόστος συμμετοχής διατραπεζικά στον παρακάτω λογαριασμό:<text:span text:style-name="T4">&lt;br&gt;&lt;br&gt;</text:span><text:line-break/><text:line-break/><text:line-break/>ΟΝΟΜΑ: "Gegen den Strom" Festival an der Lahn e.V.<text:span text:style-name="T4">&lt;br&gt;&lt;br&gt;</text:span><text:line-break/><text:line-break/>ΟΝΟΜΑ ΤΡΑΠΕΖΑΣ: Nassauische Sparkasse (the short version of the bank name is NASPA)<text:span text:style-name="T4">&lt;br&gt;&lt;br&gt;</text:span><text:line-break/><text:line-break/>ΔΙΕΥΘΥΝΣΗ ΤΡΑΠΕΖΑΣ: Schloss Str. 2, 56377 Nassau<text:span text:style-name="T4">&lt;br&gt;&lt;br&gt;</text:span><text:line-break/><text:line-break/>ΑΡ. ΛΟΓ. <text:span text:style-name="T10">I</text:span><text:span text:style-name="T12">BAN</text:span>:<text:line-break/>DE38 5105 0015 0563 2476 42<text:span text:style-name="T4">&lt;br&gt;&lt;br&gt;</text:span><text:line-break/><text:line-break/>BIC/Swift: NASSDE55XXX<text:span text:style-name="T4">&lt;br&gt;&lt;br&gt;</text:span><text:line-break/><text:line-break/>Ο διευθυντής του Φεστιβάλ “Gegen den Strom” είναι ο: Diethelm Gresch <text:span text:style-name="T4">&lt;br&gt;&lt;br&gt;</text:span><text:line-break/><text:line-break/>Διεύθυνση του Φεστιβάλ: Hauptstr. 37, 56357 Nochern<text:span text:style-name="T4">&lt;br&gt;&lt;br&gt;</text:span><text:line-break/><text:line-break/>Τηλέφωνο του Φεστιβάλ: +49 6771 599328<text:span text:style-name="T4">&lt;br&gt;&lt;br&gt;</text:span><text:line-break/><text:line-break/><text:line-break/>Παρακαλούμε να είστε βέβαιοι ότι βάλατε το ονοματεπώνυμό σας στις σημειώσεις/ περιγραφή της απόδειξης πληρωμής σας. Επίσης βεβαιωθείτε ότι, αφού πληρώσετε, θα πρέπει να έχετε κατεβάσει ένα αρχείο <text:span text:style-name="T6">PDF της απόδειξης πληρωμής. </text:span><text:span text:style-name="T4">&lt;br&gt;&lt;br&gt;</text:span><text:line-break/><text:soft-page-break/><text:line-break/>Συμπληρώστε όλα τα πεδία προσεκτικά και σωστά. <text:s/></text:p>
      <text:p text:style-name="P11">Θα πρέπει να ανεβάσετε μία φωτογραφία πορτραίτο σας σε αρχείο jpg/ png και επίσης ένα σύντομο βιογραφικό σε αρχείο PDF. <text:s/>Παρακαλούμε να ονομάσετε όλα τα αρχεία που ανεβάζετε με το όνομά σας, την ημερομηνία γέννησής σας, για να είναι σίγουρο ότι τα αρχεία σας είναι προσωπικά και μοναδικά. <text:span text:style-name="T4">&lt;br&gt;&lt;br&gt;</text:span><text:line-break/><text:line-break/>ΒΙΝΤΕΟ:<text:span text:style-name="T4">&lt;br&gt;</text:span><text:line-break/>Θα πρέπει να ανεβάσετε τα βίντεό σας στο <text:span text:style-name="T6">YouTube και μετά να κάνετε embed τα βίντεό σας σε αυτή την ιστοσελίδα (κάτω). <text:s/>Παρακαλούμε να ακολουθήσετε τις οδηγίες πολύ προσεκτικά!</text:span><text:span text:style-name="T4">&lt;br&gt;&lt;br&gt;</text:span><text:line-break/><text:line-break/>Σημαντική σημείωση:<text:span text:style-name="T4">&lt;br&gt;</text:span><text:line-break/>Οι παρακάτω οδηγίες ΛΕΙΤΟΥΡΓΟΥΝ ΜΟΝΟ ΣΤΗ <text:span text:style-name="T13">ΒΕΡ</text:span><text:span text:style-name="T14">Ζ</text:span><text:span text:style-name="T13">ΙΟΝ</text:span> <text:span text:style-name="T7">DESKTOP ΤΟΥ YOUTUBE, οπότε, ή χρησιμοποιείστε το desktop ή το laptop σας ή σε διαφορετική περίπτωση, ζητήστε την desktop εκδοχή του YouTube στο τηλέφωνό σας. </text:span><text:span text:style-name="T4">&lt;br&gt;&lt;br&gt;</text:span><text:line-break/><text:line-break/>Πώς να κάνετε embed τα βίντεό σας:<text:span text:style-name="T4">&lt;br&gt;</text:span><text:line-break/>1. Πηγαίνετε στο YouTube βίντεο που θέλετε να κάνετε embed (δηλαδή την σελίδα στην οποία παίζει το βίντεο στο <text:span text:style-name="T7">YouTube</text:span>).<text:span text:style-name="T4">&lt;br&gt;</text:span><text:line-break/>2. Κάτω από το βίντεο, πατήστε το “<text:span text:style-name="T7">share”</text:span>.<text:span text:style-name="T4">&lt;br&gt;&lt;br&gt;</text:span></text:p>
      <text:p text:style-name="P1">3. Από το κουτάκι που θα εμφανιστεί πατώντας το <text:span text:style-name="T7">share, πατήστε κλικ εκεί που αναγράφεται η λέξη “e</text:span>mbed”.</text:p>
      <text:p text:style-name="P1">4. Από το κουτάκι που θα εμφανιστεί αφού πατήσετε την λέξη “<text:span text:style-name="T7">embed”, πατήστε το κουμπί “copy” που βρίσκεται κάτω δεξιά. <text:s/>O κωδικός που θα αντιγράψετε θα πρέπει να αρχίζει με την εξής λέξη: </text:span>"iframe"</text:p>
      <text:p text:style-name="P11">5. Επικολλήστε <text:span text:style-name="T7">(</text:span>Paste<text:span text:style-name="T7">)τον κωδικό που έχετε αντιγράψει στην ιστοσελίδα του διαγωνισμού, στο πεδίο με την ονομασία </text:span>"Link of Video".<text:line-break/><text:line-break/>ΠΟΛΥ ΣΗΜΑΝΤΙΚΟ!!! <text:span text:style-name="T15">&lt;br&gt;</text:span><text:line-break/>6. Όταν βάζετε το βιογραφικό σας, μην ξεχνάτε ότι, σε περίπτωση που θα βάλετε προσωπικά σας στοιχεία επικοινωνίας, θα είναι ορατά σε όλους <text:span text:style-name="T7">(και στο κοινό). Αν παρόλα αυτά αποφασίσετε να δημοσιεύσετε αυτά σας τα στοιχεία, σημειώστε ότι η διοργάνωση του διαγωνισμού και η διοίκηση του φεστιβάλ δεν φέρει καμία ευθύνη για τυχόν αρνητικές συνέπειες αυτής σας της πράξης. <text:s/>Εμείς σας συμβουλεύουμε να μην συμπεριλάβετε τα προσωπικά σας στοιχεία επικοινωνίας στο βιογραφικό σας. <text:s/>Μπορείτε να σημειώσετε καλύτερα την προσωπική σας ιστοσελίδα.</text:span><text:span text:style-name="T15">&lt;br&gt;&lt;br&gt;</text:span></text:p>
      <text:p text:style-name="P12"><text:line-break/>Παρακαλούμε να ακολουθήσετε προσεκτικά όλα τα βήματα της αίτησης ώστε η η συμμετοχή σας να πραγματοποιηθεί με τον πιο ομαλό τρόπο.<text:span text:style-name="T15">&lt;br&gt;&lt;br&gt;</text:span><text:line-break/><text:line-break/>Με το που θα πατήσετε το κουμπί “submit”: <text:span text:style-name="T15">&lt;br&gt;</text:span><text:line-break/><text:span text:style-name="T8">- Συμφωνείτε με τους όρους και τους κανόνες του διαγωνισμού.</text:span><text:span text:style-name="T15">&lt;br&gt;</text:span><text:line-break/><text:span text:style-name="T8">- Δίνετε αυτόματα την συγκατάθεση για την επεξεργασία των προσωπικών σας δεδομένων.</text:span><text:span text:style-name="T15">&lt;br&gt;</text:span><text:line-break/><text:span text:style-name="T8">- Δηλώνετε υπέυθυνα ότι η απόδειξη πληρωμής που παρέχετε είναι αυθυντική.</text:span><text:span text:style-name="T15">&lt;br&gt;</text:span><text:line-break/>Καλή επιτυχία!!!</text:p>
      <text:p text:style-name="P3"/>
      <text:p text:style-name="P1">ΕΠΙΒΕΒΑΙΩΣΗ</text:p>
      <text:p text:style-name="P1">Είστε σχεδόν έτοιμοι!</text:p>
      <text:p text:style-name="P1"/>
      <text:p text:style-name="P7"><text:bookmark text:name="tw-target-text"/>Σας ευχαριστούμε που υποβάλατε αίτηση για το Grand Prix Jacque Offenbach 2021. Δεν έχετε τελειώσει ακόμα. Ελέγξτε όλα όσα έχετε ανεβάσει και βεβαιωθείτε ότι όλα λειτουργούν. <text:s/><text:soft-page-break/>Δυστυχώς, οι κριτές και οι διαχειριστές δεν θα είναι σε θέση να διορθώσουν το οτιδήποτε εκ μέρους σας, εάν κάτι από αυτά που ανεβάσατε δεν σας αρέσουν.</text:p>
      <text:p text:style-name="P1"/>
      <text:p text:style-name="P4"><text:s/></text:p>
      <text:p text:style-name="P8"><text:bookmark text:name="tw-target-text1"/>Ο τρόπος με τον οποίο εμφανίζονται οι πληροφορίες σας θα επηρεάσει τους κριτές και το κοινό. <text:s/>Θα έχετε όμως την ευκαιρία να τα ελέγξετε όλα αυτά τώρα. <text:s/>Φροντίστε να διατηρήσετε αυτό το παράθυρο του προγράμματος περιήγησης ανοιχτό, γιατί, αφού κλείσει ... η αίτησή σας θα καταχωρηθεί. <text:s/>Εάν υπάρξει κάποιο πρόβλημα, μπορείτε να διαγράψετε την αίτησή σας στο κάτω μέρος αυτής της σελίδας και να την ανεβάσετε ξανά με τις τυχόν διορθώσεις σας.</text:p>
      <text:p text:style-name="P4"/>
      <text:p text:style-name="P4"/>
      <text:p text:style-name="P4">ΤΟ ΟΝΟΜΑ ΣΑΣ ΘΑ ΠΡΕΠΕΙ ΝΑ ΕΜΦΑΝΙΖΕΤΑΙ ΕΔΩ. <text:s/>ΦΡΟΝΤΙΣΤΕ ΝΑ ΕΙΝΑΙ ΓΡΑΜΜΕΝΟ ΣΩΣΤΑ!</text:p>
      <text:p text:style-name="P1"/>
      <text:p text:style-name="P1"/>
      <text:p text:style-name="P1">Η ΦΩΤΟΓΡΑΦΙΑ ΣΑΣ ΘΑ ΠΡΕΠΕΙ ΝΑ ΕΜΦΑΝΙΖΕΤΑΙ ΕΔΩ. <text:s/>ΕΑΝ ΔΕΝ ΕΜΦΑΝΙΖΕΤΑΙ, ΔΟΚΙΜΑΣΤΕ ΝΑ ΧΡΗΣΙΜΟΠΟΙΗΣΕΤΕ ΜΙΑ ΔΙΑΦΟΡΕΤΙΚΗ ΟΝΟΜΑΣΙΑ ΑΡΧΕΙΟΥ. <text:s/>ΑΝ Η ΦΩΤΟΓΡΑΦΙΑ ΣΑΣ ΔΕΝ ΕΜΦΑΝΙΖΕΤΑΙ ΚΕΝΤΡΑΡΙΣΜΕΝΗ ΣΩΣΤΑ, ΠΡΟΣΠΑΘΗΣΤΕ ΝΑ ΤΗΝ ΚΟΨΕΤΕ ΣΤΟ ΚΟΜΠΙΟΥΤΕΡ ΣΑΣ <text:span text:style-name="T8">(CROP) ΚΑΙ ΝΑ ΤΗΝ ΞΑΝΑΝΕΒΑΣΕΤΕ.</text:span></text:p>
      <text:p text:style-name="P1"/>
      <text:p text:style-name="P1"/>
      <text:p text:style-name="P4">ΤΟ ΒΙΝΤΕΟ ΣΑΣ ΘΑ ΠΡΕΠΕΙ ΝΑ ΕΜΦΑΝΙΖΕΤΑΙ ΕΔΩ. ΑΝ ΕΜΦΑΝΙΖΕΤΑΙ ΜΙΑ ΓΡΑΜΜΗ ΚΩΔΙΚΟΥ ΑΝΤΙ ΓΙΑ ΤΟ ΒΙΝΤΕΟ, ΣΗΜΑΙΝΕΙ ΟΤΙ ΔΕΝ ΑΝΕΒΑΣΑΤΕ ΤΟΝ ΣΥΝΔΕΣΜΟ “<text:span text:style-name="T8">EMBED”. ΠΑΡΑΚΑΛΟΥΜΕ ΣΙΓΟΥΡΕΥΤΕΙΤΕ ΟΤΙ ΑΚΟΛΟΥΘΗΣΑΤΕ ΤΙΣ ΣΧΕΤΙΚΕΣ ΟΔΗΓΕΙΕΣ ΣΩΣΤΑ!</text:span></text:p>
      <text:p text:style-name="P1"/>
      <text:p text:style-name="P1"/>
      <text:p text:style-name="P4">ΟΙ ΠΡΟΣΩΠΙΚΕΣ ΣΑΣ ΠΛΗΡΟΦΟΡΙΕΣ ΘΑ ΠΡΕΠΕΙ ΝΑ ΕΜΦΑΝΙΖΕΤΑΙ ΕΔΩ. <text:s/>ΑΠΟ ΑΥΤΟ ΤΟ ΠΕΔΙΟ ΟΙ ΠΡΟΣΩΠΙΚΕΣ ΣΑΣ ΠΛΗΡΟΦΟΡΙΕΣ ΔΕ ΘΑ ΕΜΦΑΝΙΣΤΟΥΝ ΔΗΜΟΣΙΩΣ, ΕΙΝΑΙ ΟΜΩΣ ΑΠΑΡΑΙΤΗΤΕΣ ΣΕ ΠΕΡΙΠΤΩΣΗ ΠΟΥ ΚΕΡΔΙΣΕΤΕ, ΕΙΔΙΚΑ ΤΟ <text:span text:style-name="T8">E.MAIL <text:s/>ΚΑΙ ΤΟ ΤΗΛΕΦΩΝΟ ΣΑΣ, ΓΙ’ΑΥΤΟ ΦΡΟΝΤΙΣΤΕ ΝΑ ΤΑ ΓΡΑΨΕΤΕ ΣΩΣΤΑ!</text:span></text:p>
      <text:p text:style-name="P4"/>
      <text:p text:style-name="P1">ΤΟ ΒΙΟΓΡΑΦΙΚΟ ΣΑΣ ΘΑ ΠΡΕΠΕΙ ΝΑ ΕΜΦΑΝΙΖΕΤΑΙ ΕΔΩ. ΕΑΝ ΤΟ ΑΡΧΕΙΟ ΔΕΝ ΕΙΝΑΙ <text:span text:style-name="T8">PDF, ΤΟ ΠΙΘΑΝΟΤΕΡΟ ΕΙΝΑΙ ΟΤΙ ΔΕ ΘΑ ΕΜΦΑΝΙΣΤΕΙ. ΠΑΡΑΚΑΛΟΥΜΕ ΤΟ ΒΙΟΓΡΑΦΙΚΟ ΣΑΣ ΝΑ ΜΗΝ ΕΙΝΑΙ ΙΔΑΙΤΕΡΩΣ ΜΑΚΡΥ. <text:s/>ΣΤΟ ΒΙΟΓΡΑΦΙΚΟ ΣΑΣ, ΜΠΟΡΕΙΤΕ ΝΑ ΑΝΑΓΡΑΨΕΤΕ ΚΑΙ ΤΗΝ ΙΣΤΟΣΕΛΙΔΑ ΣΑΣ. </text:span></text:p>
      <text:p text:style-name="P1"/>
      <text:p text:style-name="P1">Η ΑΠΟΔΕΙΞΗ ΠΛΗΡΩΜΗΣ ΣΑΣ ΘΑ ΠΡΕΠΕΙ ΝΑ ΕΜΦΑΝΙΖΕΤΑΙ ΕΔΩ. ΑΝ ΤΟ ΑΡΧΕΙΟ ΔΕΝ ΕΙΝΑΙ PDF , ΤΟ ΠΙΘΑΝΟΤΕΡΟ ΕΙΝΑΙ ΟΤΙ ΔΕ ΘΑ ΕΜΦΑΝΙΣΤΕΙ. </text:p>
      <text:p text:style-name="P1"/>
      <text:p text:style-name="P1"><text:s/>ΑΝ ΥΠΑΡΧΕΙ ΚΑΤΙ ΠΟΥ ΔΕΝ ΣΑΣ ΑΡΕΣΕΙ ΣΤΗ ΑΙΤΗΣΗ ΣΑΣ, ΘΑ ΠΡΕΠΕΙ ΝΑ ΤΗΝ ΔΙΑΓΡΑΨΕΤΕ <text:span text:style-name="T9">ΚΑΙ ΝΑ ΞΑΝΑΡΧΙΣΕΤΕ ΤΗΝ ΔΙΑΔΙΚΑΣΙΑ ΑΠΟ ΤΗΝ ΑΡΧΗ. ΑΥΤΟ ΜΠΟΡΕΙΤΕ ΝΑ ΤΟ ΚΑΝΕΤΕ ΠΑΝΤΩΝΤΑΣ ΤΟ ΚΟΥΜΠΙ <text:s/>“DELETE”. ΠΑΤΩΝΤΑΣ ΤΟ ΚΟΥΜΠΙ ΑΥΤΟ, Η ΑΙΤΗΣΗ ΣΑΣ ΔΙΑΓΡΑΦΕΤΑΙ ΚΑΙ Η ΣΕΛΙΔΑ ΘΑ ΣΑΣ ΚΑΤΕΥΘΥΝΕΙ ΠΙΣΩ ΣΤΗΝ ΣΕΛΙΔΑ “APPLY” ΩΣΤΕ ΝΑ ΞΑΝΑΡΧΙΣΤΕ ΤΗΝ ΔΙΑΔΙΚΑΣΙΑ ΤΗΣ ΑΙΤΗΣΗΣ ΣΑΣ ΑΠΟ ΤΗΝ ΑΡΧΗ. </text:span></text:p>
      <text:p text:style-name="P1"/>
      <text:p text:style-name="P5">Αν όμως είστε ευχαριστημένοι με το πώς δείχνουν όλα στην αίτησή σας… προχωρήστε και πάτηστε το κουμπί <text:s/>“<text:span text:style-name="T9">DONE”! Μόλις πατήσετε αυτό το κουμπί, ένα συμβόλαιο θα εμφανιστεί για να το κατεβάσετε και να το κρατήσετε για εσάς. Αυτή είναι η μοναδική ευκαιρία που θα έχετε για να κατεβάσετε αυτό συμβόλαιο.</text:span></text:p>
      <text:p text:style-name="P5"/>
      <text:p text:style-name="P5"><text:soft-page-break/>Σας ευχαριστούμε και σας ευχόμαστε καλή επιτυχία!<text:line-break/></text:p>
      <text:p text:style-name="P1">Συγχαρητήρια<text:span text:style-name="T9">- <text:s/>Ολοκληρώσατε την εγγραφή σας. <text:s/>Μπορείτε να σώσετε το παρακάτω συμβόλαιο ως αρχείο PDF στο κομπιούτερ σας.</text:span></text:p>
      <text:p text:style-name="P1">Συμβόλαιο μεταξύ:</text:p>
      <text:p text:style-name="P13"><text:line-break/><text:line-break/>Υποψηφίου <text:span text:style-name="T9">(όνομα υποψηφίου)</text:span> <text:line-break/><text:line-break/>Διεύθυνση: <text:span text:style-name="T9">(διεύθυνση υποψηφίου)</text:span><text:line-break/><text:line-break/>εφεξής αναφέρεται ως ο “Συμμετέχων”<text:line-break/><text:line-break/>και των <text:span text:style-name="T16">&lt;br&gt;&lt;br&gt;</text:span><text:line-break/><text:line-break/>NASPA Gegen den Strom- Festival an der Lahn e.V. εφεξής αναφέρεται ως ο “Διοργανωτής”.<text:span text:style-name="T16">&lt;br&gt;&lt;br&gt;</text:span><text:line-break/><text:line-break/><text:bookmark text:name="tw-target-text2"/><text:span text:style-name="T1">1. Ο Συμμετέχων πλήρωσε τον Διοργανωτή 50 Ευρώ για τη συμμετοχή του στο Grand Prix 2021 του Jacques Offenbach. Ο Συμμετέχων έχει παράσχει στον Διοργανωτή απόδειξη πληρωμής.</text:span></text:p>
      <text:p text:style-name="P13"><text:span text:style-name="T16">&lt;br&gt;&lt;br&gt;</text:span><text:line-break/><text:bookmark text:name="tw-target-text3"/><text:span text:style-name="T1">2. Ο Συμμετέχων θα σεβαστεί όλους τους κανόνες του διαγωνισμού που έχουν περιγραφεί στην ενότητα «Όροι και Προϋποθέσεις» του ιστότοπου «offenbachgp.com» Σε αντίθετη περίπτωση, θα αποκλειστεί ο διαγωνισμός, χωρίς επιστροφή του τέλους συμμετοχής.</text:span></text:p>
      <text:p text:style-name="P13"><text:span text:style-name="T16">&lt;br&gt;&lt;br&gt;</text:span><text:line-break/><text:bookmark text:name="tw-target-text4"/><text:span text:style-name="T1">3. Ο Διοργανωτής δηλώνει υπεύθυνα ότι θα ενημερώνει τον Συμμετέχοντα για την πρόοδο του τελευταίου στον διαγωνισμό και θα διασφαλίσει ότι ο Συμμετέχων θα αντιμετωπίζεται δίκαια και χωρίς προκατάληψη από την κριτική επιτροπή.</text:span></text:p>
      <text:p text:style-name="P13"><text:span text:style-name="T16">&lt;br&gt;&lt;br&gt;</text:span><text:line-break/><text:bookmark text:name="tw-target-text5"/><text:span text:style-name="T1">4. Ο Διοργανωτής θα διασφαλίσει ότι όλη η αλληλογραφία μεταξύ Συμμετέχοντος και ομάδας θα παραμείνει ευγενική και σεβαστή και θα προστατεύσει επίσης τον Συμμετέχοντα από πιθανή κακόβουλη συμπεριφορά στην ενότητα σχολίων του υλικού του τελευταίου.</text:span></text:p>
      <text:p text:style-name="P13"><text:span text:style-name="T16">&lt;br&gt;&lt;br&gt;</text:span><text:line-break/><text:bookmark text:name="tw-target-text6"/><text:span text:style-name="T1">5. Ο Διοργανωτής θα πληρώσει αμέσως στον Συμμετέχοντα ένα από τα βραβεία, όπως ανακοινώνεται στον ιστότοπο «offenbachgp.com», εάν ο Συμμετέχων απονέμει τα εν λόγω βραβεία από την επιτροπή.</text:span></text:p>
      <text:p text:style-name="P13"><text:span text:style-name="T16">&lt;br&gt;&lt;br&gt;</text:span><text:line-break/><text:bookmark text:name="tw-target-text7"/><text:span text:style-name="T1">6. Ο Διοργανωτής θα ζητήσει σε εύθετο χρόνο (3ος γύρος του διαγωνισμού) τα τραπεζικά στοιχεία του Συμμετέχοντα. Όλα τα βραβεία πληρώνονται μόνο μέσω τραπεζικής μεταφοράς και δεν καταβάλλονται με οποιονδήποτε άλλο τρόπο. Εάν ο Συμμετέχων δεν διαθέτει Τραπεζικό Λογαριασμό, μπορεί να παρέχεται λογαριασμός μέλους της οικογένειας ή οποιουδήποτε άλλου τύπου πληρεξούσιου, με τον Συμμετέχοντα να είναι αποκλειστικά υπεύθυνος για τη λήψη του βραβείου από τον εν λόγω πληρεξούσιο.</text:span></text:p>
      <text:p text:style-name="P13"><text:span text:style-name="T16">&lt;br&gt;&lt;br&gt;</text:span><text:line-break/><text:bookmark text:name="tw-target-text8"/><text:span text:style-name="T1">7. Ο Διοργανωτής και ο Διαχειριστής αυτού του ιστότοπου δεν φέρουν καμία ευθύνη για οποιαδήποτε επαφή που γίνεται μεταξύ εσάς και οποιουδήποτε μέλους του κοινού πέρα από τα όρια αυτού του ιστότοπου. Εάν διανέμετε τα στοιχεία επικοινωνίας πρόθυμα μέσω αυτού του ιστότοπου (όπως στη βιογραφία σας), δεν είναι υπό τη συμβουλή των δημιουργών του διαγωνισμού ή του ιστότοπου.</text:span></text:p>
      <text:p text:style-name="P6"/>
      <text:p text:style-name="Standard"><text:line-break/></text:p>
      <text:p text:style-name="Standard"><text:soft-page-break/></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Google Sans" svg:font-family="'Google Sans',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22T21:29:25.188726000</meta:creation-date>
    <dc:date>2021-03-29T15:58:19.468000000</dc:date>
    <meta:editing-duration>PT2H21M43S</meta:editing-duration>
    <meta:editing-cycles>4</meta:editing-cycles>
    <meta:generator>LibreOffice/6.4.3.2$Windows_X86_64 LibreOffice_project/747b5d0ebf89f41c860ec2a39efd7cb15b54f2d8</meta:generator>
    <meta:document-statistic meta:table-count="0" meta:image-count="0" meta:object-count="0" meta:page-count="5" meta:paragraph-count="33" meta:word-count="1470" meta:character-count="9720" meta:non-whitespace-character-count="8214"/>
  </office:meta>
</office:document-meta>
</file>